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loext:opacity="0%" officeooo:rsid="00288654" officeooo:paragraph-rsid="002c67ec"/>
    </style:style>
    <style:style style:name="P2" style:family="paragraph" style:parent-style-name="Text_20_body">
      <style:text-properties style:use-window-font-color="true" loext:opacity="0%" officeooo:rsid="0021b7f2" officeooo:paragraph-rsid="0021b7f2"/>
    </style:style>
    <style:style style:name="P3" style:family="paragraph" style:parent-style-name="Text_20_body">
      <style:text-properties style:use-window-font-color="true" loext:opacity="0%" officeooo:rsid="00241877" officeooo:paragraph-rsid="00226368"/>
    </style:style>
    <style:style style:name="P4" style:family="paragraph" style:parent-style-name="Text_20_body">
      <style:text-properties style:use-window-font-color="true" loext:opacity="0%" fo:font-style="normal" officeooo:rsid="0055e666" officeooo:paragraph-rsid="006661ea" style:font-style-asian="normal" style:font-style-complex="normal"/>
    </style:style>
    <style:style style:name="P5" style:family="paragraph" style:parent-style-name="Text_20_body">
      <style:text-properties officeooo:paragraph-rsid="0019848e"/>
    </style:style>
    <style:style style:name="P6" style:family="paragraph" style:parent-style-name="Text_20_body">
      <style:text-properties officeooo:rsid="00203cb4" officeooo:paragraph-rsid="00203cb4"/>
    </style:style>
    <style:style style:name="P7" style:family="paragraph" style:parent-style-name="Text_20_body">
      <style:text-properties officeooo:rsid="00203cb4" officeooo:paragraph-rsid="00372134"/>
    </style:style>
    <style:style style:name="P8" style:family="paragraph" style:parent-style-name="Text_20_body">
      <style:text-properties officeooo:rsid="00203cb4" officeooo:paragraph-rsid="0040914b"/>
    </style:style>
    <style:style style:name="P9" style:family="paragraph" style:parent-style-name="Text_20_body">
      <style:text-properties officeooo:rsid="0021b7f2" officeooo:paragraph-rsid="0021b7f2"/>
    </style:style>
    <style:style style:name="P10" style:family="paragraph" style:parent-style-name="Text_20_body">
      <style:text-properties officeooo:rsid="0021b7f2" officeooo:paragraph-rsid="0081ac35"/>
    </style:style>
    <style:style style:name="P11" style:family="paragraph" style:parent-style-name="Text_20_body">
      <style:text-properties officeooo:rsid="00226368" officeooo:paragraph-rsid="00226368"/>
    </style:style>
    <style:style style:name="P12" style:family="paragraph" style:parent-style-name="Text_20_body">
      <style:text-properties officeooo:rsid="00241877" officeooo:paragraph-rsid="00241877"/>
    </style:style>
    <style:style style:name="P13" style:family="paragraph" style:parent-style-name="Text_20_body">
      <style:text-properties officeooo:rsid="00241877" officeooo:paragraph-rsid="005550ea"/>
    </style:style>
    <style:style style:name="P14" style:family="paragraph" style:parent-style-name="Text_20_body">
      <style:text-properties officeooo:rsid="0024dc28" officeooo:paragraph-rsid="0024dc28"/>
    </style:style>
    <style:style style:name="P15" style:family="paragraph" style:parent-style-name="Text_20_body">
      <style:text-properties officeooo:rsid="0024dc28" officeooo:paragraph-rsid="006661ea"/>
    </style:style>
    <style:style style:name="P16" style:family="paragraph" style:parent-style-name="Text_20_body">
      <style:text-properties officeooo:rsid="0024dc28" officeooo:paragraph-rsid="00898d09"/>
    </style:style>
    <style:style style:name="P17" style:family="paragraph" style:parent-style-name="Text_20_body">
      <style:text-properties officeooo:rsid="00285b68" officeooo:paragraph-rsid="00285b68"/>
    </style:style>
    <style:style style:name="P18" style:family="paragraph" style:parent-style-name="Text_20_body">
      <style:text-properties officeooo:paragraph-rsid="0052207d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21b7f2"/>
    </style:style>
    <style:style style:name="T3" style:family="text">
      <style:text-properties style:use-window-font-color="true" loext:opacity="0%" officeooo:rsid="00226368"/>
    </style:style>
    <style:style style:name="T4" style:family="text">
      <style:text-properties style:use-window-font-color="true" loext:opacity="0%" officeooo:rsid="00241877"/>
    </style:style>
    <style:style style:name="T5" style:family="text">
      <style:text-properties style:use-window-font-color="true" loext:opacity="0%" officeooo:rsid="0024dc28"/>
    </style:style>
    <style:style style:name="T6" style:family="text">
      <style:text-properties style:use-window-font-color="true" loext:opacity="0%" officeooo:rsid="0026614e"/>
    </style:style>
    <style:style style:name="T7" style:family="text">
      <style:text-properties style:use-window-font-color="true" loext:opacity="0%" officeooo:rsid="00285b68"/>
    </style:style>
    <style:style style:name="T8" style:family="text">
      <style:text-properties style:use-window-font-color="true" loext:opacity="0%" officeooo:rsid="002a894b"/>
    </style:style>
    <style:style style:name="T9" style:family="text">
      <style:text-properties style:use-window-font-color="true" loext:opacity="0%" officeooo:rsid="002ba359"/>
    </style:style>
    <style:style style:name="T10" style:family="text">
      <style:text-properties style:use-window-font-color="true" loext:opacity="0%" officeooo:rsid="002c7975"/>
    </style:style>
    <style:style style:name="T11" style:family="text">
      <style:text-properties style:use-window-font-color="true" loext:opacity="0%" officeooo:rsid="002e5a0f"/>
    </style:style>
    <style:style style:name="T12" style:family="text">
      <style:text-properties style:use-window-font-color="true" loext:opacity="0%" officeooo:rsid="0031a457"/>
    </style:style>
    <style:style style:name="T13" style:family="text">
      <style:text-properties style:use-window-font-color="true" loext:opacity="0%" officeooo:rsid="00331920"/>
    </style:style>
    <style:style style:name="T14" style:family="text">
      <style:text-properties style:use-window-font-color="true" loext:opacity="0%" officeooo:rsid="0035ffcd"/>
    </style:style>
    <style:style style:name="T15" style:family="text">
      <style:text-properties style:use-window-font-color="true" loext:opacity="0%" officeooo:rsid="0037ce0b"/>
    </style:style>
    <style:style style:name="T16" style:family="text">
      <style:text-properties style:use-window-font-color="true" loext:opacity="0%" officeooo:rsid="003b7d59"/>
    </style:style>
    <style:style style:name="T17" style:family="text">
      <style:text-properties style:use-window-font-color="true" loext:opacity="0%" officeooo:rsid="003efb1c"/>
    </style:style>
    <style:style style:name="T18" style:family="text">
      <style:text-properties style:use-window-font-color="true" loext:opacity="0%" officeooo:rsid="0040914b"/>
    </style:style>
    <style:style style:name="T19" style:family="text">
      <style:text-properties style:use-window-font-color="true" loext:opacity="0%" officeooo:rsid="0042aa96"/>
    </style:style>
    <style:style style:name="T20" style:family="text">
      <style:text-properties style:use-window-font-color="true" loext:opacity="0%" officeooo:rsid="00439e85"/>
    </style:style>
    <style:style style:name="T21" style:family="text">
      <style:text-properties style:use-window-font-color="true" loext:opacity="0%" fo:font-style="italic" style:font-style-asian="italic" style:font-style-complex="italic"/>
    </style:style>
    <style:style style:name="T22" style:family="text">
      <style:text-properties style:use-window-font-color="true" loext:opacity="0%" fo:font-style="italic" officeooo:rsid="00226368" style:font-style-asian="italic" style:font-style-complex="italic"/>
    </style:style>
    <style:style style:name="T23" style:family="text">
      <style:text-properties style:use-window-font-color="true" loext:opacity="0%" fo:font-style="italic" officeooo:rsid="00447c0a" style:font-style-asian="italic" style:font-style-complex="italic"/>
    </style:style>
    <style:style style:name="T24" style:family="text">
      <style:text-properties style:use-window-font-color="true" loext:opacity="0%" fo:font-style="italic" officeooo:rsid="0047e070" style:font-style-asian="italic" style:font-style-complex="italic"/>
    </style:style>
    <style:style style:name="T25" style:family="text">
      <style:text-properties style:use-window-font-color="true" loext:opacity="0%" fo:font-style="italic" officeooo:rsid="00496106" style:font-style-asian="italic" style:font-style-complex="italic"/>
    </style:style>
    <style:style style:name="T26" style:family="text">
      <style:text-properties style:use-window-font-color="true" loext:opacity="0%" fo:font-style="italic" officeooo:rsid="004aa42e" style:font-style-asian="italic" style:font-style-complex="italic"/>
    </style:style>
    <style:style style:name="T27" style:family="text">
      <style:text-properties style:use-window-font-color="true" loext:opacity="0%" fo:font-style="italic" officeooo:rsid="004c8f79" style:font-style-asian="italic" style:font-style-complex="italic"/>
    </style:style>
    <style:style style:name="T28" style:family="text">
      <style:text-properties style:use-window-font-color="true" loext:opacity="0%" officeooo:rsid="00469e0e"/>
    </style:style>
    <style:style style:name="T29" style:family="text">
      <style:text-properties style:use-window-font-color="true" loext:opacity="0%" officeooo:rsid="004d4f6f"/>
    </style:style>
    <style:style style:name="T30" style:family="text">
      <style:text-properties style:use-window-font-color="true" loext:opacity="0%" officeooo:rsid="004efd21"/>
    </style:style>
    <style:style style:name="T31" style:family="text">
      <style:text-properties style:use-window-font-color="true" loext:opacity="0%" officeooo:rsid="00507146"/>
    </style:style>
    <style:style style:name="T32" style:family="text">
      <style:text-properties style:use-window-font-color="true" loext:opacity="0%" officeooo:rsid="0052207d"/>
    </style:style>
    <style:style style:name="T33" style:family="text">
      <style:text-properties style:use-window-font-color="true" loext:opacity="0%" officeooo:rsid="00533973"/>
    </style:style>
    <style:style style:name="T34" style:family="text">
      <style:text-properties style:use-window-font-color="true" loext:opacity="0%" officeooo:rsid="005513f3"/>
    </style:style>
    <style:style style:name="T35" style:family="text">
      <style:text-properties style:use-window-font-color="true" loext:opacity="0%" officeooo:rsid="005550ea"/>
    </style:style>
    <style:style style:name="T36" style:family="text">
      <style:text-properties style:use-window-font-color="true" loext:opacity="0%" fo:font-style="normal" style:font-style-asian="normal" style:font-style-complex="normal"/>
    </style:style>
    <style:style style:name="T37" style:family="text">
      <style:text-properties style:use-window-font-color="true" loext:opacity="0%" fo:font-style="normal" officeooo:rsid="005550ea" style:font-style-asian="normal" style:font-style-complex="normal"/>
    </style:style>
    <style:style style:name="T38" style:family="text">
      <style:text-properties style:use-window-font-color="true" loext:opacity="0%" fo:font-style="normal" officeooo:rsid="004aa42e" style:font-style-asian="normal" style:font-style-complex="normal"/>
    </style:style>
    <style:style style:name="T39" style:family="text">
      <style:text-properties style:use-window-font-color="true" loext:opacity="0%" fo:font-style="normal" officeooo:rsid="0055e666" style:font-style-asian="normal" style:font-style-complex="normal"/>
    </style:style>
    <style:style style:name="T40" style:family="text">
      <style:text-properties style:use-window-font-color="true" loext:opacity="0%" fo:font-style="normal" officeooo:rsid="00568666" style:font-style-asian="normal" style:font-style-complex="normal"/>
    </style:style>
    <style:style style:name="T41" style:family="text">
      <style:text-properties style:use-window-font-color="true" loext:opacity="0%" fo:font-style="normal" officeooo:rsid="0058db17" style:font-style-asian="normal" style:font-style-complex="normal"/>
    </style:style>
    <style:style style:name="T42" style:family="text">
      <style:text-properties style:use-window-font-color="true" loext:opacity="0%" fo:font-style="normal" officeooo:rsid="005c5dfb" style:font-style-asian="normal" style:font-style-complex="normal"/>
    </style:style>
    <style:style style:name="T43" style:family="text">
      <style:text-properties style:use-window-font-color="true" loext:opacity="0%" fo:font-style="normal" officeooo:rsid="00627a6f" style:font-style-asian="normal" style:font-style-complex="normal"/>
    </style:style>
    <style:style style:name="T44" style:family="text">
      <style:text-properties style:use-window-font-color="true" loext:opacity="0%" fo:font-style="normal" officeooo:rsid="006661ea" style:font-style-asian="normal" style:font-style-complex="normal"/>
    </style:style>
    <style:style style:name="T45" style:family="text">
      <style:text-properties style:use-window-font-color="true" loext:opacity="0%" fo:font-style="normal" officeooo:rsid="0089e87b" style:font-style-asian="normal" style:font-style-complex="normal"/>
    </style:style>
    <style:style style:name="T46" style:family="text">
      <style:text-properties style:use-window-font-color="true" loext:opacity="0%" officeooo:rsid="0055e666"/>
    </style:style>
    <style:style style:name="T47" style:family="text">
      <style:text-properties style:use-window-font-color="true" loext:opacity="0%" officeooo:rsid="0057a6d0"/>
    </style:style>
    <style:style style:name="T48" style:family="text">
      <style:text-properties style:use-window-font-color="true" loext:opacity="0%" officeooo:rsid="005d6016"/>
    </style:style>
    <style:style style:name="T49" style:family="text">
      <style:text-properties style:use-window-font-color="true" loext:opacity="0%" officeooo:rsid="005e50d8"/>
    </style:style>
    <style:style style:name="T50" style:family="text">
      <style:text-properties style:use-window-font-color="true" loext:opacity="0%" officeooo:rsid="00626f80"/>
    </style:style>
    <style:style style:name="T51" style:family="text">
      <style:text-properties style:use-window-font-color="true" loext:opacity="0%" officeooo:rsid="00627a6f"/>
    </style:style>
    <style:style style:name="T52" style:family="text">
      <style:text-properties style:use-window-font-color="true" loext:opacity="0%" officeooo:rsid="00628701"/>
    </style:style>
    <style:style style:name="T53" style:family="text">
      <style:text-properties style:use-window-font-color="true" loext:opacity="0%" officeooo:rsid="00643220"/>
    </style:style>
    <style:style style:name="T54" style:family="text">
      <style:text-properties style:use-window-font-color="true" loext:opacity="0%" officeooo:rsid="0064e07f"/>
    </style:style>
    <style:style style:name="T55" style:family="text">
      <style:text-properties style:use-window-font-color="true" loext:opacity="0%" officeooo:rsid="00661d57"/>
    </style:style>
    <style:style style:name="T56" style:family="text">
      <style:text-properties style:use-window-font-color="true" loext:opacity="0%" officeooo:rsid="006661ea"/>
    </style:style>
    <style:style style:name="T57" style:family="text">
      <style:text-properties style:use-window-font-color="true" loext:opacity="0%" officeooo:rsid="00670b02"/>
    </style:style>
    <style:style style:name="T58" style:family="text">
      <style:text-properties style:use-window-font-color="true" loext:opacity="0%" officeooo:rsid="0068040c"/>
    </style:style>
    <style:style style:name="T59" style:family="text">
      <style:text-properties style:use-window-font-color="true" loext:opacity="0%" officeooo:rsid="006984a6"/>
    </style:style>
    <style:style style:name="T60" style:family="text">
      <style:text-properties style:use-window-font-color="true" loext:opacity="0%" officeooo:rsid="006baa8f"/>
    </style:style>
    <style:style style:name="T61" style:family="text">
      <style:text-properties style:use-window-font-color="true" loext:opacity="0%" officeooo:rsid="006d920f"/>
    </style:style>
    <style:style style:name="T62" style:family="text">
      <style:text-properties style:use-window-font-color="true" loext:opacity="0%" officeooo:rsid="006e8ce8"/>
    </style:style>
    <style:style style:name="T63" style:family="text">
      <style:text-properties style:use-window-font-color="true" loext:opacity="0%" officeooo:rsid="00726057"/>
    </style:style>
    <style:style style:name="T64" style:family="text">
      <style:text-properties style:use-window-font-color="true" loext:opacity="0%" officeooo:rsid="007515ea"/>
    </style:style>
    <style:style style:name="T65" style:family="text">
      <style:text-properties style:use-window-font-color="true" loext:opacity="0%" officeooo:rsid="00770794"/>
    </style:style>
    <style:style style:name="T66" style:family="text">
      <style:text-properties style:use-window-font-color="true" loext:opacity="0%" officeooo:rsid="00770d85"/>
    </style:style>
    <style:style style:name="T67" style:family="text">
      <style:text-properties style:use-window-font-color="true" loext:opacity="0%" officeooo:rsid="0079811a"/>
    </style:style>
    <style:style style:name="T68" style:family="text">
      <style:text-properties style:use-window-font-color="true" loext:opacity="0%" officeooo:rsid="007a322b"/>
    </style:style>
    <style:style style:name="T69" style:family="text">
      <style:text-properties style:use-window-font-color="true" loext:opacity="0%" officeooo:rsid="007e98c8"/>
    </style:style>
    <style:style style:name="T70" style:family="text">
      <style:text-properties style:use-window-font-color="true" loext:opacity="0%" officeooo:rsid="007ebd19"/>
    </style:style>
    <style:style style:name="T71" style:family="text">
      <style:text-properties style:use-window-font-color="true" loext:opacity="0%" officeooo:rsid="007f10ca"/>
    </style:style>
    <style:style style:name="T72" style:family="text">
      <style:text-properties style:use-window-font-color="true" loext:opacity="0%" officeooo:rsid="007fe9ab"/>
    </style:style>
    <style:style style:name="T73" style:family="text">
      <style:text-properties style:use-window-font-color="true" loext:opacity="0%" officeooo:rsid="00833bfa"/>
    </style:style>
    <style:style style:name="T74" style:family="text">
      <style:text-properties style:use-window-font-color="true" loext:opacity="0%" officeooo:rsid="00887000"/>
    </style:style>
    <style:style style:name="T75" style:family="text">
      <style:text-properties officeooo:rsid="00203cb4"/>
    </style:style>
    <style:style style:name="T76" style:family="text">
      <style:text-properties officeooo:rsid="002c67ec"/>
    </style:style>
    <style:style style:name="T77" style:family="text">
      <style:text-properties officeooo:rsid="002c7975"/>
    </style:style>
    <style:style style:name="T78" style:family="text">
      <style:text-properties officeooo:rsid="003efb1c"/>
    </style:style>
    <style:style style:name="T79" style:family="text">
      <style:text-properties officeooo:rsid="00406a1f"/>
    </style:style>
    <style:style style:name="T80" style:family="text">
      <style:text-properties officeooo:rsid="0042aa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“<text:span text:style-name="T75">Again.”</text:span></text:p>
      <text:p text:style-name="P6">Solon <text:span text:style-name="T1">relaxed</text:span> arms and <text:span text:style-name="T19">tried to stall </text:span><text:span text:style-name="T20">with a question</text:span><text:span text:style-name="T19">.</text:span> “<text:span text:style-name="T31">Ma’am, w</text:span>hy did you take the belt?” <text:span text:style-name="T80">Maybe </text:span><text:span text:style-name="T52">she</text:span><text:span text:style-name="T31"> would</text:span><text:span text:style-name="T80"> elaborate long enough for him to catch his breath.</text:span></text:p>
      <text:p text:style-name="P6">“My mother was a kiln. AGAIN.”</text:p>
      <text:p text:style-name="P8">Solon straightened his arms <text:span text:style-name="T79">back </text:span>out. He looked inward, deep, and found his spark. He brought it forward, through his heart. He breathed in… and then out and <text:span text:style-name="T1">he pushed the spark to his fingertips and into the wooden talisman </text:span><text:span text:style-name="T18">inscribed </text:span><text:span text:style-name="T23">f</text:span><text:span text:style-name="T22">ehu</text:span><text:span text:style-name="T40">. </text:span><text:span text:style-name="T36">It </text:span><text:span text:style-name="T1">burned green. The pitchfork wielded by the scarecrow </text:span><text:span text:style-name="T11">five</text:span><text:span text:style-name="T1"> strides away ignited </text:span><text:span text:style-name="T3">and the tone of a distant, unseen bell rang out</text:span><text:span text:style-name="T1">. “</text:span><text:span text:style-name="T18">S</text:span><text:span text:style-name="T1">o you were like me, then?”</text:span></text:p>
      <text:p text:style-name="P6"><text:span text:style-name="T1">Threya knew what Solon meant. Carrying on his family’s tradition, generations long. The weight of expectation</text:span><text:span text:style-name="T12">s.</text:span></text:p>
      <text:p text:style-name="P7"><text:span text:style-name="T1">The </text:span><text:span text:style-name="T29">fire</text:span><text:span text:style-name="T1"> spread from the pitchfork to the scarecrow itself </text:span><text:span text:style-name="T72">and began to singe the straw.</text:span><text:span text:style-name="T1"> Threya snapped, extinguishing it. </text:span><text:span text:style-name="T72">The smoke rose from her fingers. </text:span><text:span text:style-name="T1">“Not quite. My mother was the first in our family. She met her </text:span><text:span text:style-name="T31">instructor</text:span><text:span text:style-name="T1"> completely by coincidence, not introduced like you and I. And she always told me </text:span><text:span text:style-name="T3">that </text:span><text:span text:style-name="T1">I could be anything I wanted…” Threya looked out at a ship i</text:span><text:span text:style-name="T28">n the distance</text:span><text:span text:style-name="T1"> sailing over the clouds. It ducked behind a rocky island. </text:span></text:p>
      <text:p text:style-name="P7"><text:span text:style-name="T1">“</text:span><text:span text:style-name="T14">A</text:span><text:span text:style-name="T13">nything e</text:span><text:span text:style-name="T2">xcept a kiln. Again.”</text:span></text:p>
      <text:p text:style-name="P2">This caught the apprentice’s attention. “Why not? I mean, uh… did she disapprove?”</text:p>
      <text:p text:style-name="P9"><text:span text:style-name="T1">“She never found out. She died before I </text:span><text:span text:style-name="T3">made the decision</text:span><text:span text:style-name="T1">.” Threya wasn’t going to connect the dots for Solon. A kiln is supposed to solve problems, answer questions </text:span><text:span text:style-name="T15">on their own</text:span><text:span text:style-name="T1">, and Threya didn’t want to dig up old memories anyway. Didn’t matter anymore.</text:span><text:span text:style-name="T3"> But she could tell Solon’s focus needed a new target if they were going to stay on track today.</text:span></text:p>
      <text:p text:style-name="P10"><text:span text:style-name="T3">“My turn to ask questions, </text:span><text:span text:style-name="T63">postulant</text:span><text:span text:style-name="T3">.” </text:span><text:span text:style-name="T63">Having been formally addressed, Solon stood a little taller. </text:span><text:span text:style-name="T3">“</text:span><text:span text:style-name="T31">What are the</text:span><text:span text:style-name="T3"> </text:span><text:span text:style-name="T6">four</text:span><text:span text:style-name="T3"> duties </text:span><text:span text:style-name="T31">of a kiln?</text:span><text:span text:style-name="T3">”</text:span></text:p>
      <text:p text:style-name="P11"><text:span text:style-name="T1">Solon </text:span><text:span text:style-name="T53">cringed, but tried to keep </text:span><text:span text:style-name="T64">his composure</text:span><text:span text:style-name="T1">. He </text:span><text:span text:style-name="T53">could only remember the first two,</text:span><text:span text:style-name="T31"> </text:span><text:span text:style-name="T1">he always got the others mixed up somehow. He figured he’d just start confidently and maybe muscle memory would kick in. </text:span><text:span text:style-name="T53">O</text:span><text:span text:style-name="T1">r something. “The first duty of a kiln is to protect the Undermind from those who would interrupt it. </text:span><text:span text:style-name="T4">The second d-” </text:span></text:p>
      <text:p text:style-name="P3">“Interrupt it from doing what?”</text:p>
      <text:p text:style-name="P12"><text:span text:style-name="T1">Solon looked at </text:span><text:span text:style-name="T32">his instructor</text:span><text:span text:style-name="T1"> and blinked.</text:span></text:p>
      <text:p text:style-name="P18"><text:span text:style-name="T4">“Lost your train of thought did you?” Threya was making a point she hoped Solon would understand later, if not now. </text:span><text:span text:style-name="T33">“The Undermind </text:span><text:span text:style-name="T55">sifts through the souls that sink down to its roots</text:span><text:span text:style-name="T54">, </text:span><text:span text:style-name="T55">piecing together</text:span><text:span text:style-name="T33"> </text:span><text:span text:style-name="T55">their memories</text:span><text:span text:style-name="T33"> </text:span><text:span text:style-name="T55">to devise an</text:span><text:span text:style-name="T54"> </text:span><text:span text:style-name="T33">answer </text:span><text:span text:style-name="T54">to </text:span><text:span text:style-name="T33">the ultimate question. </text:span><text:span text:style-name="T55">And t</text:span><text:span text:style-name="T33">here are many who would do anything </text:span><text:span text:style-name="T73">to get</text:span><text:span text:style-name="T54"> a</text:span><text:span text:style-name="T33"> glimpse at its progress. What’s the third duty?”</text:span></text:p>
      <text:p text:style-name="P12"><text:span text:style-name="T55">Solon’s </text:span><text:span text:style-name="T1">eyes cast</text:span><text:span text:style-name="T16">ed</text:span><text:span text:style-name="T1"> out the window</text:span><text:span text:style-name="T34"> </text:span><text:span text:style-name="T58">to nothing in particular</text:span><text:span text:style-name="T1">. “The… third… du-ty…”</text:span></text:p>
      <text:p text:style-name="P13"><text:span text:style-name="T35">Threya’s belt</text:span><text:span text:style-name="T1"> </text:span><text:span text:style-name="T35">hummed</text:span><text:span text:style-name="T1"> and smoked </text:span><text:span text:style-name="T35">and her reaction was immediate. Practiced </text:span><text:span text:style-name="T59">to perfection</text:span><text:span text:style-name="T1">.</text:span><text:span text:style-name="T35"> </text:span><text:span text:style-name="T1">She </text:span><text:span text:style-name="T65">pulled out</text:span><text:span text:style-name="T35"> </text:span><text:span text:style-name="T66">a</text:span><text:span text:style-name="T21"> </text:span><text:span text:style-name="T24">dagaz</text:span><text:span text:style-name="T21"> </text:span><text:span text:style-name="T37">talisman and incinerated it. G</text:span><text:span text:style-name="T9">old</text:span><text:span text:style-name="T8"> flame spouted from her eyes </text:span><text:span text:style-name="T56">and she saw them:</text:span><text:span text:style-name="T1"> </text:span><text:span text:style-name="T56">t</text:span><text:span text:style-name="T1">wo four-</text:span><text:soft-page-break/><text:span text:style-name="T1">armed, man-shaped creatures were walking up the steps to the gymnasium. </text:span><text:span text:style-name="T60">C</text:span><text:span text:style-name="T35">rystal visors </text:span><text:span text:style-name="T60">were set into their faces where their eyes would be</text:span><text:span text:style-name="T35">, but Threy</text:span><text:span text:style-name="T49">a</text:span><text:span text:style-name="T35"> could tell they</text:span><text:span text:style-name="T1"> were looking </text:span><text:span text:style-name="T35">directly</text:span><text:span text:style-name="T1"> at </text:span><text:span text:style-name="T35">her student</text:span><text:span text:style-name="T1">,</text:span><text:span text:style-name="T35"> </text:span><text:span text:style-name="T1">through the</text:span><text:span text:style-name="T35"> </text:span><text:span text:style-name="T1">wall </text:span><text:span text:style-name="T35">somehow</text:span><text:span text:style-name="T1">, and they didn’t seem to be here for a chat.</text:span></text:p>
      <text:p text:style-name="P12"><text:span text:style-name="T1">“Solon, </text:span><text:span text:style-name="T5">burn </text:span><text:span text:style-name="T25">othalan</text:span><text:span text:style-name="T5"> on me. Right now.”</text:span></text:p>
      <text:p text:style-name="P14"><text:span text:style-name="T1">Solon hadn’t heard Threya take that tone with him since he </text:span><text:span text:style-name="T60">blew a hole in the roof</text:span><text:span text:style-name="T1"> the day his parents arrived home early from their trip to Dardani</text:span><text:span text:style-name="T30">. The consequences were dire.</text:span></text:p>
      <text:p text:style-name="P14"><text:span text:style-name="T1">He fumbled a shaky hand into his belt and the doors to the room burst open. </text:span><text:span text:style-name="T60">The</text:span><text:span text:style-name="T1"> afternoon sun </text:span><text:span text:style-name="T60">cloaked </text:span><text:span text:style-name="T1">two </text:span><text:span text:style-name="T50">creatures</text:span><text:span text:style-name="T1"> in the doorway </text:span><text:span text:style-name="T60">in shadow</text:span><text:span text:style-name="T1">. </text:span><text:span text:style-name="T50">Monsters, </text:span><text:span text:style-name="T67">by Solon’s measure</text:span><text:span text:style-name="T50">. </text:span><text:span text:style-name="T1">Solon </text:span><text:span text:style-name="T7">breathed in… and his hand stopped shaking. He</text:span><text:span text:style-name="T1"> suddenly felt calmer, more focused. </text:span><text:span text:style-name="T7">Warm. </text:span><text:span text:style-name="T1">In fact, he could remember.</text:span></text:p>
      <text:p text:style-name="P14"><text:span text:style-name="T1">“The third duty is </text:span><text:span text:style-name="T68">to solve the</text:span><text:span text:style-name="T1"> problems </text:span><text:span text:style-name="T7">tasked to us</text:span><text:span text:style-name="T1"> by the Undermind.” </text:span></text:p>
      <text:p text:style-name="P15"><text:span text:style-name="T1">Solon burned </text:span><text:span text:style-name="T26">othalan</text:span><text:span text:style-name="T38"> </text:span><text:span text:style-name="T45">and</text:span><text:span text:style-name="T39"> </text:span><text:span text:style-name="T36">Threya burned </text:span><text:span text:style-name="T26">laguz</text:span><text:span text:style-name="T36">. </text:span><text:span text:style-name="T39">The monsters drew steel.</text:span></text:p>
      <text:p text:style-name="P4">“The fourth duty is to never waver in the heat of battle.”</text:p>
      <text:p text:style-name="P16"><text:span text:style-name="T39">The </text:span><text:span text:style-name="T41">soot</text:span><text:span text:style-name="T39"> of </text:span><text:span text:style-name="T44">Solon’s</text:span><text:span text:style-name="T39"> talisman swirled into a thread</text:span><text:span text:style-name="T41"> that reignited</text:span><text:span text:style-name="T42"> </text:span><text:span text:style-name="T43">white hot</text:span><text:span text:style-name="T39"> and shot out to Threya, </text:span><text:span text:style-name="T44">mixing with b</text:span><text:span text:style-name="T51">lue</text:span><text:span text:style-name="T46"> flames </text:span><text:span text:style-name="T56">that already spiraled like a torrent</text:span><text:span text:style-name="T46"> around her. </text:span><text:span text:style-name="T69">The</text:span><text:span text:style-name="T70">ya’</text:span><text:span text:style-name="T69">s</text:span><text:span text:style-name="T7"> hand</text:span><text:span text:style-name="T61">s</text:span><text:span text:style-name="T7"> turned to smoke and two daggers shot out into the chestplates of the creatures. </text:span><text:span text:style-name="T56">O</text:span><text:span text:style-name="T7">ne </text:span><text:span text:style-name="T48">exploded into a pyre. T</text:span><text:span text:style-name="T7">he other dropped to </text:span><text:span text:style-name="T74">one</text:span><text:span text:style-name="T7"> knee, </text:span><text:span text:style-name="T74">but t</text:span><text:span text:style-name="T7">he </text:span><text:span text:style-name="T47">kiln</text:span><text:span text:style-name="T7"> was already behind it. She took the knife from its chest and re-positioned it through its throat. </text:span><text:span text:style-name="T74">The b</text:span><text:span text:style-name="T7">lood </text:span><text:span text:style-name="T48">evaporated to steam </text:span><text:span text:style-name="T56">before it could dirty the floor</text:span><text:span text:style-name="T7">.</text:span></text:p>
      <text:p text:style-name="P17"><text:span text:style-name="T1">This time, Solon burned </text:span><text:span text:style-name="T27">dagaz</text:span><text:span text:style-name="T1">. There were six, no, seven more of the </text:span><text:span text:style-name="T62">creatures</text:span><text:span text:style-name="T1"> </text:span><text:span text:style-name="T57">creeping</text:span><text:span text:style-name="T1"> up the steps. </text:span><text:span text:style-name="T10">His </text:span><text:span text:style-name="T47">instructor</text:span><text:span text:style-name="T10"> </text:span><text:span text:style-name="T71">gave him a look and </text:span><text:span text:style-name="T10">spoke again, </text:span><text:span text:style-name="T17">her tone now</text:span><text:span text:style-name="T10"> just as calm as he felt.</text:span></text:p>
      <text:p text:style-name="P1"><text:span text:style-name="T76">“</text:span><text:span text:style-name="T77">Good. </text:span><text:span text:style-name="T76">Invaders are a problem with a simple solution.”</text:span></text:p>
      <text:p text:style-name="P1">Solon <text:span text:style-name="T78">grabbed the pitchfork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01T18:54:39.490000000</dc:date>
    <meta:editing-duration>PT3H53M45S</meta:editing-duration>
    <meta:editing-cycles>108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6" meta:word-count="801" meta:character-count="4549" meta:non-whitespace-character-count="3771"/>
  </office:meta>
</office:document-meta>
</file>